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a31" officeooo:paragraph-rsid="00196d1e"/>
    </style:style>
    <style:style style:name="P2" style:family="paragraph" style:parent-style-name="Standard">
      <style:text-properties officeooo:rsid="00036615" officeooo:paragraph-rsid="00196d1e"/>
    </style:style>
    <style:style style:name="P3" style:family="paragraph" style:parent-style-name="Standard">
      <style:text-properties officeooo:paragraph-rsid="00196d1e"/>
    </style:style>
    <style:style style:name="P4" style:family="paragraph" style:parent-style-name="Standard">
      <style:text-properties officeooo:rsid="00196d1e" officeooo:paragraph-rsid="00196d1e"/>
    </style:style>
    <style:style style:name="T1" style:family="text">
      <style:text-properties officeooo:rsid="002ba8c9"/>
    </style:style>
    <style:style style:name="T2" style:family="text">
      <style:text-properties officeooo:rsid="000e7b25"/>
    </style:style>
    <style:style style:name="T3" style:family="text">
      <style:text-properties officeooo:rsid="00047a31"/>
    </style:style>
    <style:style style:name="T4" style:family="text">
      <style:text-properties officeooo:rsid="00196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- vida, un organismmo viviente</text:p>
      <text:p text:style-name="P3"/>
      <text:p text:style-name="P2">en todos los organismos vivientes que hemos observado, independientemente de la gran diversidad de formas que esto<text:span text:style-name="T1">s</text:span> pueden tener, existe una caracteristica estructural comun.</text:p>
      <text:p text:style-name="P2">todos ellos estan compuestos por unidades individuales que llamamos celulas.</text:p>
      <text:p text:style-name="P2"/>
      <text:p text:style-name="P2">las celulas forman tejidos, organos, individuos.</text:p>
      <text:p text:style-name="P2"><text:span text:style-name="T2">existen celulas de diferentes complejidades, desde las mas simples hasta las mas complejas, </text:span>y existen celulas de diferentes tipos, especializadas para cumplir funciones concretas, como las musculares, nerviosas, grasas, etc.</text:p>
      <text:p text:style-name="P2"/>
      <text:p text:style-name="P2">esta arquitectura celular se repite a todos los niveles.</text:p>
      <text:p text:style-name="P2">Del mismo modo, los individuos, de las diferentes especies, pueden considerarse celulas de un tejido mayor.</text:p>
      <text:p text:style-name="P2">La vida.</text:p>
      <text:p text:style-name="P2">La vida esta formada por todos los individuos de todas las especies, en donde los individuos cumplen la funcion celulas<text:span text:style-name="T4">. Son sus <text:s/>componentes, </text:span><text:span text:style-name="T2">los bloques de construccion</text:span><text:span text:style-name="T3">.</text:span></text:p>
      <text:p text:style-name="P1"/>
      <text:p text:style-name="P4">Podemos hablar de fractalidad del sistema.</text:p>
      <text:p text:style-name="P1"><text:span text:style-name="T4">Y aunque resulta dificil de ver desde nuestra perspectiva, podemos pensar en l</text:span>a vida <text:span text:style-name="T4">como en</text:span> un unico organismo viviente, una criatura de enormes dimensiones, compuesta por todos los individuos de todas las especies a lo largo del tiempo.</text:p>
      <text:p text:style-name="P1"/>
      <text:p text:style-name="P1">Esta idea puede resultar extrana por ahora, pero lo veremos con mas claridad despues del experimento que realizaremos en el ultimo capitulo de este acto, el capitulo 13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8T09:32:17.147000000</meta:creation-date>
    <dc:date>2025-08-08T09:38:54.534000000</dc:date>
    <meta:editing-duration>PT6M37S</meta:editing-duration>
    <meta:editing-cycles>1</meta:editing-cycles>
    <meta:document-statistic meta:table-count="0" meta:image-count="0" meta:object-count="0" meta:page-count="1" meta:paragraph-count="12" meta:word-count="202" meta:character-count="1344" meta:non-whitespace-character-count="1153"/>
    <meta:generator>LibreOffice/7.3.5.2$Windows_X86_64 LibreOffice_project/184fe81b8c8c30d8b5082578aee2fed2ea847c01</meta:generator>
  </office:meta>
</office:document-meta>
</file>